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set_20BCE114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CAT 1</text:p>
          </table:table-cell>
          <table:table-cell table:style-name="Default" office:value-type="string" calcext:value-type="string">
            <text:p>CAT 2</text:p>
          </table:table-cell>
          <table:table-cell table:style-name="Default"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DLD</text:p>
          </table:table-cell>
          <table:table-cell office:value-type="string" calcext:value-type="string">
            <text:p>PC</text:p>
          </table:table-cell>
          <table:table-cell table:formula="of:=MAX(MOD(RAND()*100;15);MOD(RAND()*100;5)+10)" office:value-type="float" office:value="12.8347464925065" calcext:value-type="float">
            <text:p>12.83</text:p>
          </table:table-cell>
          <table:table-cell table:formula="of:=MAX(MOD(RAND()*100;15);MOD(RAND()*100;5)+10)" office:value-type="float" office:value="12.7176279432701" calcext:value-type="float">
            <text:p>12.72</text:p>
          </table:table-cell>
          <table:table-cell table:formula="of:=MAX(MOD(RAND()*100;50);MOD(RAND()*100;15)+35)" office:value-type="float" office:value="48.9996454666302" calcext:value-type="float">
            <text:p>49.00</text:p>
          </table:table-cell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PC</text:p>
          </table:table-cell>
          <table:table-cell table:formula="of:=MAX(MOD(RAND()*100;15);MOD(RAND()*100;5)+10)" office:value-type="float" office:value="10.9876115650946" calcext:value-type="float">
            <text:p>10.99</text:p>
          </table:table-cell>
          <table:table-cell table:formula="of:=MAX(MOD(RAND()*100;15);MOD(RAND()*100;5)+10)" office:value-type="float" office:value="10.8207970464139" calcext:value-type="float">
            <text:p>10.82</text:p>
          </table:table-cell>
          <table:table-cell table:formula="of:=MAX(MOD(RAND()*100;50);MOD(RAND()*100;15)+35)" office:value-type="float" office:value="40.0396077864676" calcext:value-type="float">
            <text:p>40.04</text:p>
          </table:table-cell>
        </table:table-row>
        <table:table-row table:style-name="ro1">
          <table:table-cell office:value-type="string" calcext:value-type="string">
            <text:p>DBMS</text:p>
          </table:table-cell>
          <table:table-cell office:value-type="string" calcext:value-type="string">
            <text:p>PC</text:p>
          </table:table-cell>
          <table:table-cell table:formula="of:=MAX(MOD(RAND()*100;15);MOD(RAND()*100;5)+10)" office:value-type="float" office:value="13.8748092530913" calcext:value-type="float">
            <text:p>13.87</text:p>
          </table:table-cell>
          <table:table-cell table:formula="of:=MAX(MOD(RAND()*100;15);MOD(RAND()*100;5)+10)" office:value-type="float" office:value="10.9101178053102" calcext:value-type="float">
            <text:p>10.91</text:p>
          </table:table-cell>
          <table:table-cell table:formula="of:=MAX(MOD(RAND()*100;50);MOD(RAND()*100;15)+35)" office:value-type="float" office:value="37.9430885220293" calcext:value-type="float">
            <text:p>37.9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PC</text:p>
          </table:table-cell>
          <table:table-cell table:formula="of:=MAX(MOD(RAND()*100;15);MOD(RAND()*100;5)+10)" office:value-type="float" office:value="12.8877777205911" calcext:value-type="float">
            <text:p>12.89</text:p>
          </table:table-cell>
          <table:table-cell table:formula="of:=MAX(MOD(RAND()*100;15);MOD(RAND()*100;5)+10)" office:value-type="float" office:value="14.2181530362301" calcext:value-type="float">
            <text:p>14.22</text:p>
          </table:table-cell>
          <table:table-cell table:formula="of:=MAX(MOD(RAND()*100;50);MOD(RAND()*100;15)+35)" office:value-type="float" office:value="40.3937758275744" calcext:value-type="float">
            <text:p>40.39</text:p>
          </table:table-cell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PC</text:p>
          </table:table-cell>
          <table:table-cell table:formula="of:=MAX(MOD(RAND()*100;15);MOD(RAND()*100;5)+10)" office:value-type="float" office:value="13.9330141298413" calcext:value-type="float">
            <text:p>13.93</text:p>
          </table:table-cell>
          <table:table-cell table:formula="of:=MAX(MOD(RAND()*100;15);MOD(RAND()*100;5)+10)" office:value-type="float" office:value="14.4052435773787" calcext:value-type="float">
            <text:p>14.41</text:p>
          </table:table-cell>
          <table:table-cell table:formula="of:=MAX(MOD(RAND()*100;50);MOD(RAND()*100;15)+35)" office:value-type="float" office:value="46.461284505079" calcext:value-type="float">
            <text:p>46.46</text:p>
          </table:table-cell>
        </table:table-row>
        <table:table-row table:style-name="ro1">
          <table:table-cell office:value-type="string" calcext:value-type="string">
            <text:p>SFE</text:p>
          </table:table-cell>
          <table:table-cell office:value-type="string" calcext:value-type="string">
            <text:p>PC</text:p>
          </table:table-cell>
          <table:table-cell table:formula="of:=MAX(MOD(RAND()*100;15);MOD(RAND()*100;5)+10)" office:value-type="float" office:value="11.6726518635152" calcext:value-type="float">
            <text:p>11.67</text:p>
          </table:table-cell>
          <table:table-cell table:formula="of:=MAX(MOD(RAND()*100;15);MOD(RAND()*100;5)+10)" office:value-type="float" office:value="13.0667901299433" calcext:value-type="float">
            <text:p>13.07</text:p>
          </table:table-cell>
          <table:table-cell table:formula="of:=MAX(MOD(RAND()*100;50);MOD(RAND()*100;15)+35)" office:value-type="float" office:value="47.2701468202374" calcext:value-type="float">
            <text:p>47.27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PE</text:p>
          </table:table-cell>
          <table:table-cell table:formula="of:=MAX(MOD(RAND()*100;15);MOD(RAND()*100;5)+10)" office:value-type="float" office:value="14.7248813679615" calcext:value-type="float">
            <text:p>14.72</text:p>
          </table:table-cell>
          <table:table-cell table:formula="of:=MAX(MOD(RAND()*100;15);MOD(RAND()*100;5)+10)" office:value-type="float" office:value="14.6212786703571" calcext:value-type="float">
            <text:p>14.62</text:p>
          </table:table-cell>
          <table:table-cell table:formula="of:=MAX(MOD(RAND()*100;50);MOD(RAND()*100;5)+45)" office:value-type="float" office:value="45.1017568315238" calcext:value-type="float">
            <text:p>45.10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PE</text:p>
          </table:table-cell>
          <table:table-cell table:formula="of:=MAX(MOD(RAND()*100;15);MOD(RAND()*100;5)+10)" office:value-type="float" office:value="14.3122312434895" calcext:value-type="float">
            <text:p>14.31</text:p>
          </table:table-cell>
          <table:table-cell table:formula="of:=MAX(MOD(RAND()*100;15);MOD(RAND()*100;5)+10)" office:value-type="float" office:value="13.3201724449676" calcext:value-type="float">
            <text:p>13.32</text:p>
          </table:table-cell>
          <table:table-cell table:formula="of:=MAX(MOD(RAND()*100;20);MOD(RAND()*100;5)+45)" office:value-type="float" office:value="47.464534971885" calcext:value-type="float">
            <text:p>47.46</text:p>
          </table:table-cell>
        </table:table-row>
        <table:table-row table:style-name="ro1">
          <table:table-cell office:value-type="string" calcext:value-type="string">
            <text:p>CyberSec</text:p>
          </table:table-cell>
          <table:table-cell office:value-type="string" calcext:value-type="string">
            <text:p>PE</text:p>
          </table:table-cell>
          <table:table-cell table:formula="of:=MAX(MOD(RAND()*100;15);MOD(RAND()*100;5)+10)" office:value-type="float" office:value="11.2004723877069" calcext:value-type="float">
            <text:p>11.20</text:p>
          </table:table-cell>
          <table:table-cell table:formula="of:=MAX(MOD(RAND()*100;15);MOD(RAND()*100;5)+10)" office:value-type="float" office:value="12.715019595317" calcext:value-type="float">
            <text:p>12.72</text:p>
          </table:table-cell>
          <table:table-cell table:formula="of:=MAX(MOD(RAND()*100;20);MOD(RAND()*100;5)+45)" office:value-type="float" office:value="45.625558735057" calcext:value-type="float">
            <text:p>45.63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string" calcext:value-type="string">
            <text:p>PE</text:p>
          </table:table-cell>
          <table:table-cell table:formula="of:=MAX(MOD(RAND()*100;15);MOD(RAND()*100;5)+10)" office:value-type="float" office:value="11.5181872532867" calcext:value-type="float">
            <text:p>11.52</text:p>
          </table:table-cell>
          <table:table-cell table:formula="of:=MAX(MOD(RAND()*100;15);MOD(RAND()*100;5)+10)" office:value-type="float" office:value="11.4833110987577" calcext:value-type="float">
            <text:p>11.48</text:p>
          </table:table-cell>
          <table:table-cell table:formula="of:=MAX(MOD(RAND()*100;20);MOD(RAND()*100;5)+45)" office:value-type="float" office:value="46.8348550605851" calcext:value-type="float">
            <text:p>46.83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PE</text:p>
          </table:table-cell>
          <table:table-cell table:formula="of:=MAX(MOD(RAND()*100;15);MOD(RAND()*100;5)+10)" office:value-type="float" office:value="14.0364894752686" calcext:value-type="float">
            <text:p>14.04</text:p>
          </table:table-cell>
          <table:table-cell table:formula="of:=MAX(MOD(RAND()*100;15);MOD(RAND()*100;5)+10)" office:value-type="float" office:value="11.4823414672976" calcext:value-type="float">
            <text:p>11.48</text:p>
          </table:table-cell>
          <table:table-cell table:formula="of:=MAX(MOD(RAND()*100;20);MOD(RAND()*100;5)+45)" office:value-type="float" office:value="46.6911127890567" calcext:value-type="float">
            <text:p>46.69</text:p>
          </table:table-cell>
        </table:table-row>
        <table:table-row table:style-name="ro1">
          <table:table-cell office:value-type="string" calcext:value-type="string">
            <text:p>NLP</text:p>
          </table:table-cell>
          <table:table-cell office:value-type="string" calcext:value-type="string">
            <text:p>PE</text:p>
          </table:table-cell>
          <table:table-cell table:formula="of:=MAX(MOD(RAND()*100;15);MOD(RAND()*100;5)+10)" office:value-type="float" office:value="10.3040624092001" calcext:value-type="float">
            <text:p>10.30</text:p>
          </table:table-cell>
          <table:table-cell table:formula="of:=MAX(MOD(RAND()*100;15);MOD(RAND()*100;5)+10)" office:value-type="float" office:value="11.6143668670308" calcext:value-type="float">
            <text:p>11.61</text:p>
          </table:table-cell>
          <table:table-cell table:formula="of:=MAX(MOD(RAND()*100;20);MOD(RAND()*100;5)+45)" office:value-type="float" office:value="46.4401500647112" calcext:value-type="float">
            <text:p>46.44</text:p>
          </table:table-cell>
        </table:table-row>
        <table:table-row table:style-name="ro1">
          <table:table-cell office:value-type="string" calcext:value-type="string">
            <text:p>Calculus </text:p>
          </table:table-cell>
          <table:table-cell office:value-type="string" calcext:value-type="string">
            <text:p>UC</text:p>
          </table:table-cell>
          <table:table-cell table:formula="of:=MAX(MOD(RAND()*100;15);MOD(RAND()*100;12)+3)" office:value-type="float" office:value="9.17718449184328" calcext:value-type="float">
            <text:p>9.18</text:p>
          </table:table-cell>
          <table:table-cell table:formula="of:=MAX(MOD(RAND()*100;15);MOD(RAND()*100;12)+3)" office:value-type="float" office:value="4.84275255402177" calcext:value-type="float">
            <text:p>4.84</text:p>
          </table:table-cell>
          <table:table-cell table:formula="of:=MAX(MOD(RAND()*100;40);MOD(RAND()*100;20)+20)" office:value-type="float" office:value="36.1122299780461" calcext:value-type="float">
            <text:p>36.11</text:p>
          </table:table-cell>
        </table:table-row>
        <table:table-row table:style-name="ro1">
          <table:table-cell office:value-type="string" calcext:value-type="string">
            <text:p>EVS</text:p>
          </table:table-cell>
          <table:table-cell office:value-type="string" calcext:value-type="string">
            <text:p>UC</text:p>
          </table:table-cell>
          <table:table-cell table:formula="of:=MAX(MOD(RAND()*100;15);MOD(RAND()*100;12)+3)" office:value-type="float" office:value="7.62384336661384" calcext:value-type="float">
            <text:p>7.62</text:p>
          </table:table-cell>
          <table:table-cell table:formula="of:=MAX(MOD(RAND()*100;15);MOD(RAND()*100;12)+3)" office:value-type="float" office:value="14.0529377483445" calcext:value-type="float">
            <text:p>14.05</text:p>
          </table:table-cell>
          <table:table-cell table:formula="of:=MAX(MOD(RAND()*100;40);MOD(RAND()*100;20)+20)" office:value-type="float" office:value="36.0620437408702" calcext:value-type="float">
            <text:p>36.06</text:p>
          </table:table-cell>
        </table:table-row>
        <table:table-row table:style-name="ro1">
          <table:table-cell office:value-type="string" calcext:value-type="string">
            <text:p>Ethics</text:p>
          </table:table-cell>
          <table:table-cell office:value-type="string" calcext:value-type="string">
            <text:p>UC</text:p>
          </table:table-cell>
          <table:table-cell table:formula="of:=MAX(MOD(RAND()*100;15);MOD(RAND()*100;12)+3)" office:value-type="float" office:value="9.54899536889712" calcext:value-type="float">
            <text:p>9.55</text:p>
          </table:table-cell>
          <table:table-cell table:formula="of:=MAX(MOD(RAND()*100;15);MOD(RAND()*100;12)+3)" office:value-type="float" office:value="5.24508686631073" calcext:value-type="float">
            <text:p>5.25</text:p>
          </table:table-cell>
          <table:table-cell table:formula="of:=MAX(MOD(RAND()*100;40);MOD(RAND()*100;20)+20)" office:value-type="float" office:value="25.3273903675418" calcext:value-type="float">
            <text:p>25.33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UC</text:p>
          </table:table-cell>
          <table:table-cell table:formula="of:=MAX(MOD(RAND()*100;15);MOD(RAND()*100;12)+3)" office:value-type="float" office:value="6.04887293394911" calcext:value-type="float">
            <text:p>6.05</text:p>
          </table:table-cell>
          <table:table-cell table:formula="of:=MAX(MOD(RAND()*100;15);MOD(RAND()*100;12)+3)" office:value-type="float" office:value="6.67970898278648" calcext:value-type="float">
            <text:p>6.68</text:p>
          </table:table-cell>
          <table:table-cell table:formula="of:=MAX(MOD(RAND()*100;40);MOD(RAND()*100;20)+20)" office:value-type="float" office:value="26.0582824003915" calcext:value-type="float">
            <text:p>26.06</text:p>
          </table:table-cell>
        </table:table-row>
        <table:table-row table:style-name="ro1">
          <table:table-cell office:value-type="string" calcext:value-type="string">
            <text:p>LSM</text:p>
          </table:table-cell>
          <table:table-cell office:value-type="string" calcext:value-type="string">
            <text:p>UC</text:p>
          </table:table-cell>
          <table:table-cell table:formula="of:=MAX(MOD(RAND()*100;15);MOD(RAND()*100;12)+3)" office:value-type="float" office:value="14.3463754892471" calcext:value-type="float">
            <text:p>14.35</text:p>
          </table:table-cell>
          <table:table-cell table:formula="of:=MAX(MOD(RAND()*100;15);MOD(RAND()*100;12)+3)" office:value-type="float" office:value="14.8018605859292" calcext:value-type="float">
            <text:p>14.80</text:p>
          </table:table-cell>
          <table:table-cell table:formula="of:=MAX(MOD(RAND()*100;40);MOD(RAND()*100;20)+20)" office:value-type="float" office:value="23.3107948788614" calcext:value-type="float">
            <text:p>23.31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UC</text:p>
          </table:table-cell>
          <table:table-cell table:formula="of:=MAX(MOD(RAND()*100;15);MOD(RAND()*100;12)+3)" office:value-type="float" office:value="13.2646338434371" calcext:value-type="float">
            <text:p>13.26</text:p>
          </table:table-cell>
          <table:table-cell table:formula="of:=MAX(MOD(RAND()*100;15);MOD(RAND()*100;12)+3)" office:value-type="float" office:value="5.48174040993035" calcext:value-type="float">
            <text:p>5.48</text:p>
          </table:table-cell>
          <table:table-cell table:formula="of:=MAX(MOD(RAND()*100;40);MOD(RAND()*100;20)+20)" office:value-type="float" office:value="32.9812984943031" calcext:value-type="float">
            <text:p>32.98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UE</text:p>
          </table:table-cell>
          <table:table-cell table:formula="of:=MAX(MOD(RAND()*100;15);MOD(RAND()*100;8)+7)" office:value-type="float" office:value="14.1140752197354" calcext:value-type="float">
            <text:p>14.11</text:p>
          </table:table-cell>
          <table:table-cell table:formula="of:=MAX(MOD(RAND()*100;15);MOD(RAND()*100;8)+7)" office:value-type="float" office:value="9.909707882878" calcext:value-type="float">
            <text:p>9.91</text:p>
          </table:table-cell>
          <table:table-cell table:formula="of:=MAX(MOD(RAND()*100;5);MOD(RAND()*100;5)+10)" office:value-type="float" office:value="13.4588490229398" calcext:value-type="float">
            <text:p>13.46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UE</text:p>
          </table:table-cell>
          <table:table-cell table:formula="of:=MAX(MOD(RAND()*100;15);MOD(RAND()*100;8)+7)" office:value-type="float" office:value="12.9946353261482" calcext:value-type="float">
            <text:p>12.99</text:p>
          </table:table-cell>
          <table:table-cell table:formula="of:=MAX(MOD(RAND()*100;15);MOD(RAND()*100;8)+7)" office:value-type="float" office:value="12.9917668618606" calcext:value-type="float">
            <text:p>12.99</text:p>
          </table:table-cell>
          <table:table-cell table:formula="of:=MAX(MOD(RAND()*100;5);MOD(RAND()*100;5)+10)" office:value-type="float" office:value="11.7843650546375" calcext:value-type="float">
            <text:p>11.78</text:p>
          </table:table-cell>
        </table:table-row>
        <table:table-row table:style-name="ro1">
          <table:table-cell office:value-type="string" calcext:value-type="string">
            <text:p>Cement</text:p>
          </table:table-cell>
          <table:table-cell office:value-type="string" calcext:value-type="string">
            <text:p>UE</text:p>
          </table:table-cell>
          <table:table-cell table:formula="of:=MAX(MOD(RAND()*100;15);MOD(RAND()*100;8)+7)" office:value-type="float" office:value="7.33704199900905" calcext:value-type="float">
            <text:p>7.34</text:p>
          </table:table-cell>
          <table:table-cell table:formula="of:=MAX(MOD(RAND()*100;15);MOD(RAND()*100;8)+7)" office:value-type="float" office:value="12.0721244012119" calcext:value-type="float">
            <text:p>12.07</text:p>
          </table:table-cell>
          <table:table-cell table:formula="of:=MAX(MOD(RAND()*100;5);MOD(RAND()*100;5)+10)" office:value-type="float" office:value="13.5805422383996" calcext:value-type="float">
            <text:p>13.58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UE</text:p>
          </table:table-cell>
          <table:table-cell table:formula="of:=MAX(MOD(RAND()*100;15);MOD(RAND()*100;8)+7)" office:value-type="float" office:value="13.8648160581895" calcext:value-type="float">
            <text:p>13.86</text:p>
          </table:table-cell>
          <table:table-cell table:formula="of:=MAX(MOD(RAND()*100;15);MOD(RAND()*100;8)+7)" office:value-type="float" office:value="7.69876028321005" calcext:value-type="float">
            <text:p>7.70</text:p>
          </table:table-cell>
          <table:table-cell table:formula="of:=MAX(MOD(RAND()*100;5);MOD(RAND()*100;5)+10)" office:value-type="float" office:value="13.3499101701433" calcext:value-type="float">
            <text:p>13.35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string" calcext:value-type="string">
            <text:p>UE</text:p>
          </table:table-cell>
          <table:table-cell table:formula="of:=MAX(MOD(RAND()*100;15);MOD(RAND()*100;8)+7)" office:value-type="float" office:value="13.3686947075045" calcext:value-type="float">
            <text:p>13.37</text:p>
          </table:table-cell>
          <table:table-cell table:formula="of:=MAX(MOD(RAND()*100;15);MOD(RAND()*100;8)+7)" office:value-type="float" office:value="12.6212293433172" calcext:value-type="float">
            <text:p>12.62</text:p>
          </table:table-cell>
          <table:table-cell table:formula="of:=MAX(MOD(RAND()*100;5);MOD(RAND()*100;5)+10)" office:value-type="float" office:value="11.5117201206946" calcext:value-type="float">
            <text:p>11.51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UE</text:p>
          </table:table-cell>
          <table:table-cell table:formula="of:=MAX(MOD(RAND()*100;15);MOD(RAND()*100;8)+7)" office:value-type="float" office:value="13.9592336821322" calcext:value-type="float">
            <text:p>13.96</text:p>
          </table:table-cell>
          <table:table-cell table:formula="of:=MAX(MOD(RAND()*100;15);MOD(RAND()*100;8)+7)" office:value-type="float" office:value="7.31754917269873" calcext:value-type="float">
            <text:p>7.32</text:p>
          </table:table-cell>
          <table:table-cell table:formula="of:=MAX(MOD(RAND()*100;5);MOD(RAND()*100;5)+10)" office:value-type="float" office:value="14.4172504018072" calcext:value-type="float">
            <text:p>14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2-11-05T00:48:11.374000000</dc:date>
    <meta:editing-duration>PT10M8S</meta:editing-duration>
    <meta:editing-cycles>1</meta:editing-cycles>
    <meta:document-statistic meta:table-count="1" meta:cell-count="125" meta:object-count="0"/>
  </office:meta>
</office:document-meta>
</file>